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moryFileSystemEntry.tou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moryFileSystemEntry.MemoryFileSystemE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moryFileSystemEntry.getLas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